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 UI" svg:font-family="'Noto Sans Devanagari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39cm" fo:min-width="4.892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92cm" svg:height="0.589cm" svg:x="1.293cm" svg:y="0.115cm">
          <text:p text:style-name="P1"><text:span text:style-name="T1">Chris Practice Imag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623cm" svg:height="3.656cm" svg:x="0.65cm" svg:y="1.01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 UI" svg:font-family="'Noto Sans Devanagari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 UI" style:font-family-complex="'Noto Sans Devanagari U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13:16:10.225118877</meta:creation-date>
    <dc:date>2018-03-14T13:21:03.215149460</dc:date>
    <meta:editing-duration>PT47S</meta:editing-duration>
    <meta:editing-cycles>1</meta:editing-cycles>
    <meta:document-statistic meta:object-count="2"/>
    <meta:generator>LibreOffice/5.0.6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624cm" svg:height="3.657cm" xlink:href="." xlink:type="simple" chart:class="chart:bar" chart:style-name="ch1">
        <chart:legend chart:legend-position="end" svg:x="4.414cm" svg:y="1.031cm" style:legend-expansion="high" chart:style-name="ch2"/>
        <chart:plot-area chart:style-name="ch3" chart:data-source-has-labels="both" svg:x="0.132cm" svg:y="0.073cm" svg:width="4.15cm" svg:height="3.511cm">
          <chartooo:coordinate-region svg:x="0.568cm" svg:y="0.273cm" svg:width="3.516cm" svg:height="2.26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